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a900b" officeooo:paragraph-rsid="001a900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8">
        <text:h text:style-name="Heading_20_4" text:outline-level="4">Dateien/Ordner umbenennen:</text:h>
        <text:p text:style-name="Textkörper_20_Einrückung_20_Organon">Durch Doppelklick auf ihren Namen können Dateien/Ordner umbenannt werden. Der Text wird mit einer anderen Farbe unterlegt. </text:p>
        <text:p text:style-name="Textkörper_20_Einrückung_20_Organon">Der Projektordner und der Papierkorb können weder umbenannt noch verschoben werden.</text:p>
        <text:p text:style-name="Textkörper_20_Einrückung_20_Organon"/>
        <text:p text:style-name="P1">Es kann ein Shortcut für diese Funktion gesetzt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1T09:31:45.066000000</dc:date>
    <meta:editing-duration>P0D</meta:editing-duration>
    <meta:editing-cycles>1</meta:editing-cycles>
    <meta:document-statistic meta:table-count="0" meta:image-count="0" meta:object-count="0" meta:page-count="1" meta:paragraph-count="4" meta:word-count="39" meta:character-count="287" meta:non-whitespace-character-count="251"/>
    <meta:generator>LibreOffice/4.4.5.2$Windows_x86 LibreOffice_project/a22f674fd25a3b6f45bdebf25400ed2adff0ff99</meta:generator>
  </office:meta>
</office:document-meta>
</file>